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4c4c4c"/>
    </style:style>
    <style:style style:name="P2" style:family="paragraph" style:parent-style-name="Standard">
      <style:text-properties fo:color="#4c4c4c" style:text-underline-style="none"/>
    </style:style>
    <style:style style:name="P3" style:family="paragraph" style:parent-style-name="Standard">
      <style:text-properties fo:color="#4c4c4c" style:text-underline-style="none" officeooo:rsid="000e2777" officeooo:paragraph-rsid="000e2777"/>
    </style:style>
    <style:style style:name="P4" style:family="paragraph" style:parent-style-name="Standard">
      <style:text-properties fo:color="#4c4c4c" style:text-underline-style="none" officeooo:rsid="0012256b"/>
    </style:style>
    <style:style style:name="P5" style:family="paragraph" style:parent-style-name="Standard">
      <style:text-properties fo:color="#4c4c4c" style:text-underline-style="none" officeooo:rsid="00146a66" officeooo:paragraph-rsid="00146a66"/>
    </style:style>
    <style:style style:name="P6" style:family="paragraph" style:parent-style-name="Standard">
      <style:text-properties fo:color="#4c4c4c" style:text-underline-style="none" fo:font-weight="normal" officeooo:rsid="00140212" style:font-weight-asian="normal" style:font-weight-complex="normal"/>
    </style:style>
    <style:style style:name="P7" style:family="paragraph" style:parent-style-name="Standard">
      <style:text-properties fo:color="#4c4c4c" style:text-underline-style="none" officeooo:rsid="001c631b" officeooo:paragraph-rsid="001c631b"/>
    </style:style>
    <style:style style:name="P8" style:family="paragraph" style:parent-style-name="Standard">
      <style:paragraph-properties fo:text-align="center" style:justify-single-word="false"/>
      <style:text-properties fo:color="#4c4c4c" fo:font-size="40pt" style:text-underline-style="none" officeooo:rsid="001725b7" officeooo:paragraph-rsid="001725b7" style:font-size-asian="40pt" style:font-size-complex="40pt"/>
    </style:style>
    <style:style style:name="P9" style:family="paragraph" style:parent-style-name="Standard">
      <style:paragraph-properties fo:text-align="start" style:justify-single-word="false"/>
      <style:text-properties fo:color="#4c4c4c" fo:font-size="14pt" style:text-underline-style="none" officeooo:rsid="001725b7" officeooo:paragraph-rsid="001725b7" style:font-size-asian="14pt" style:font-size-complex="14pt"/>
    </style:style>
    <style:style style:name="P10" style:family="paragraph" style:parent-style-name="Standard">
      <style:text-properties officeooo:paragraph-rsid="0020b026"/>
    </style:style>
    <style:style style:name="P11" style:family="paragraph" style:parent-style-name="Text_20_body">
      <style:paragraph-properties fo:text-align="center" style:justify-single-word="false"/>
      <style:text-properties officeooo:rsid="0017aa94" officeooo:paragraph-rsid="0017aa94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officeooo:rsid="000d20d4"/>
    </style:style>
    <style:style style:name="P15" style:family="paragraph" style:parent-style-name="Heading_20_2" style:list-style-name="">
      <style:text-properties fo:color="#4c4c4c"/>
    </style:style>
    <style:style style:name="P16" style:family="paragraph" style:parent-style-name="Heading_20_1" style:list-style-name="">
      <style:text-properties officeooo:paragraph-rsid="002d2627"/>
    </style:style>
    <style:style style:name="P17" style:family="paragraph" style:parent-style-name="Heading_20_1">
      <style:paragraph-properties fo:break-before="page"/>
      <style:text-properties officeooo:rsid="000e2777"/>
    </style:style>
    <style:style style:name="P18" style:family="paragraph" style:parent-style-name="Heading_20_1">
      <style:paragraph-properties fo:break-before="page"/>
      <style:text-properties officeooo:rsid="000d20d4"/>
    </style:style>
    <style:style style:name="P19" style:family="paragraph" style:parent-style-name="Heading_20_1">
      <style:paragraph-properties fo:break-before="page"/>
      <style:text-properties officeooo:paragraph-rsid="002d2627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fo:color="#4c4c4c" style:text-underline-style="none" fo:font-weight="normal" style:font-weight-asian="normal" style:font-weight-complex="normal"/>
    </style:style>
    <style:style style:name="P23" style:family="paragraph" style:parent-style-name="Standard" style:list-style-name="L3">
      <style:text-properties fo:color="#4c4c4c" style:text-underline-style="none" fo:font-weight="normal" officeooo:rsid="00140212" style:font-weight-asian="normal" style:font-weight-complex="normal"/>
    </style:style>
    <style:style style:name="P24" style:family="paragraph" style:parent-style-name="Standard" style:list-style-name="L3">
      <style:text-properties fo:color="#4c4c4c" style:text-underline-style="none" fo:font-weight="normal" officeooo:rsid="0016487c" officeooo:paragraph-rsid="0016487c" style:font-weight-asian="normal" style:font-weight-complex="normal"/>
    </style:style>
    <style:style style:name="P25" style:family="paragraph" style:parent-style-name="Standard" style:list-style-name="L1">
      <style:text-properties fo:color="#4c4c4c" style:text-underline-style="none"/>
    </style:style>
    <style:style style:name="P26" style:family="paragraph" style:parent-style-name="Standard" style:list-style-name="L1">
      <style:text-properties fo:color="#4c4c4c" style:text-underline-style="none" officeooo:paragraph-rsid="00191e9b"/>
    </style:style>
    <style:style style:name="P27" style:family="paragraph" style:parent-style-name="Standard" style:list-style-name="L1">
      <style:text-properties fo:color="#4c4c4c" style:text-underline-style="none" officeooo:rsid="001e8052" officeooo:paragraph-rsid="001e8052"/>
    </style:style>
    <style:style style:name="P28" style:family="paragraph" style:parent-style-name="Standard" style:list-style-name="L1">
      <style:text-properties fo:color="#4c4c4c" style:text-underline-style="none" officeooo:rsid="00191e9b" officeooo:paragraph-rsid="00191e9b"/>
    </style:style>
    <style:style style:name="P29" style:family="paragraph" style:parent-style-name="Standard" style:list-style-name="L3">
      <style:text-properties fo:color="#4c4c4c" style:text-underline-style="none" officeooo:rsid="00191e9b" officeooo:paragraph-rsid="00191e9b"/>
    </style:style>
    <style:style style:name="P30" style:family="paragraph" style:parent-style-name="Standard" style:list-style-name="L1">
      <style:text-properties fo:color="#4c4c4c" style:text-underline-style="none" officeooo:rsid="001e42ca" officeooo:paragraph-rsid="001e42ca"/>
    </style:style>
    <style:style style:name="P31" style:family="paragraph" style:parent-style-name="Standard" style:list-style-name="L3">
      <style:text-properties fo:color="#4c4c4c" style:text-underline-style="none"/>
    </style:style>
    <style:style style:name="P32" style:family="paragraph" style:parent-style-name="Standard" style:list-style-name="L3">
      <style:text-properties fo:color="#4c4c4c" style:text-underline-style="none" officeooo:paragraph-rsid="00140212"/>
    </style:style>
    <style:style style:name="P33" style:family="paragraph" style:parent-style-name="Standard" style:list-style-name="L3">
      <style:text-properties fo:color="#4c4c4c" style:text-underline-style="none" officeooo:paragraph-rsid="001ac485"/>
    </style:style>
    <style:style style:name="P34" style:family="paragraph" style:parent-style-name="Standard" style:list-style-name="L3">
      <style:text-properties fo:color="#4c4c4c" style:text-underline-style="none" officeooo:paragraph-rsid="0016487c"/>
    </style:style>
    <style:style style:name="P35" style:family="paragraph" style:parent-style-name="Standard" style:list-style-name="L3">
      <style:text-properties fo:color="#4c4c4c" style:text-underline-style="none" officeooo:rsid="00204ea8" officeooo:paragraph-rsid="00204ea8"/>
    </style:style>
    <style:style style:name="P36" style:family="paragraph" style:parent-style-name="Standard" style:list-style-name="L3">
      <style:text-properties fo:color="#4c4c4c" style:text-underline-style="none" officeooo:rsid="00146a66" officeooo:paragraph-rsid="00146a66"/>
    </style:style>
    <style:style style:name="P37" style:family="paragraph" style:parent-style-name="Standard" style:list-style-name="L3">
      <style:text-properties fo:color="#4c4c4c" style:text-underline-style="none" officeooo:rsid="00146a66" officeooo:paragraph-rsid="00150722"/>
    </style:style>
    <style:style style:name="P38" style:family="paragraph" style:parent-style-name="Standard" style:list-style-name="L3">
      <style:text-properties fo:color="#4c4c4c" style:text-underline-style="none" officeooo:rsid="00112f44" officeooo:paragraph-rsid="00112f44"/>
    </style:style>
    <style:style style:name="P39" style:family="paragraph" style:parent-style-name="Standard" style:list-style-name="L3">
      <style:text-properties fo:color="#4c4c4c" style:text-underline-style="none" officeooo:rsid="000e2777" officeooo:paragraph-rsid="000e2777"/>
    </style:style>
    <style:style style:name="P40" style:family="paragraph" style:parent-style-name="Standard" style:list-style-name="L3">
      <style:text-properties fo:color="#4c4c4c" style:text-underline-style="none" officeooo:rsid="000fb4c3" officeooo:paragraph-rsid="000fb4c3"/>
    </style:style>
    <style:style style:name="P41" style:family="paragraph" style:parent-style-name="Standard" style:list-style-name="L6">
      <style:text-properties fo:color="#4c4c4c" style:text-underline-style="none" officeooo:rsid="000fb4c3" officeooo:paragraph-rsid="000fb4c3"/>
    </style:style>
    <style:style style:name="P42" style:family="paragraph" style:parent-style-name="Standard" style:list-style-name="L3">
      <style:text-properties fo:color="#4c4c4c" style:text-underline-style="none" officeooo:rsid="00140212" officeooo:paragraph-rsid="00140212"/>
    </style:style>
    <style:style style:name="P43" style:family="paragraph" style:parent-style-name="Standard" style:list-style-name="L3">
      <style:text-properties fo:color="#4c4c4c" style:text-underline-style="none" officeooo:rsid="001c631b"/>
    </style:style>
    <style:style style:name="P44" style:family="paragraph" style:parent-style-name="Standard" style:list-style-name="L3">
      <style:text-properties fo:color="#4c4c4c" style:text-underline-style="none" officeooo:rsid="001c631b" officeooo:paragraph-rsid="001c631b"/>
    </style:style>
    <style:style style:name="P45" style:family="paragraph" style:parent-style-name="Standard" style:list-style-name="L3">
      <style:text-properties fo:color="#4c4c4c" style:text-underline-style="none" officeooo:rsid="0020b026" officeooo:paragraph-rsid="0020b026"/>
    </style:style>
    <style:style style:name="P46" style:family="paragraph" style:parent-style-name="Standard" style:list-style-name="L3">
      <style:text-properties fo:color="#4c4c4c" style:text-underline-style="none" officeooo:rsid="0012256b" officeooo:paragraph-rsid="0012256b"/>
    </style:style>
    <style:style style:name="P47" style:family="paragraph" style:parent-style-name="Standard" style:list-style-name="L3">
      <style:text-properties fo:color="#4c4c4c" style:text-underline-style="none" officeooo:rsid="001725b7" officeooo:paragraph-rsid="00191e9b"/>
    </style:style>
    <style:style style:name="P48" style:family="paragraph" style:parent-style-name="Standard" style:list-style-name="L3">
      <style:text-properties fo:color="#4c4c4c" style:text-underline-style="none" officeooo:rsid="0019cf33" officeooo:paragraph-rsid="001ac485"/>
    </style:style>
    <style:style style:name="P49" style:family="paragraph" style:parent-style-name="Standard" style:list-style-name="L3">
      <style:text-properties fo:color="#4c4c4c" style:text-underline-style="none" officeooo:rsid="0016487c" officeooo:paragraph-rsid="0016487c"/>
    </style:style>
    <style:style style:name="P50" style:family="paragraph" style:parent-style-name="Standard" style:list-style-name="L3">
      <style:text-properties fo:color="#4c4c4c" style:text-underline-style="none" officeooo:rsid="0016c8b3" officeooo:paragraph-rsid="0016c8b3"/>
    </style:style>
    <style:style style:name="P51" style:family="paragraph" style:parent-style-name="Standard" style:list-style-name="L5">
      <style:text-properties fo:color="#4c4c4c" style:text-underline-style="none" officeooo:paragraph-rsid="000e2777"/>
    </style:style>
    <style:style style:name="P52" style:family="paragraph" style:parent-style-name="Standard" style:list-style-name="L3">
      <style:text-properties fo:color="#4c4c4c"/>
    </style:style>
    <style:style style:name="P53" style:family="paragraph" style:parent-style-name="Standard" style:list-style-name="L3">
      <style:text-properties fo:color="#4c4c4c" officeooo:rsid="0019cf33" officeooo:paragraph-rsid="0019cf33"/>
    </style:style>
    <style:style style:name="P54" style:family="paragraph" style:parent-style-name="Standard" style:list-style-name="L4">
      <style:text-properties fo:color="#4c4c4c"/>
    </style:style>
    <style:style style:name="P55" style:family="paragraph" style:parent-style-name="Standard" style:list-style-name="L3">
      <style:text-properties fo:color="#4c4c4c" officeooo:rsid="00140212" officeooo:paragraph-rsid="00140212"/>
    </style:style>
    <style:style style:name="P56" style:family="paragraph" style:parent-style-name="Standard" style:list-style-name="L3">
      <style:text-properties fo:color="#4c4c4c" fo:font-weight="normal" style:font-weight-asian="normal" style:font-weight-complex="normal"/>
    </style:style>
    <style:style style:name="P57" style:family="paragraph" style:parent-style-name="Standard" style:list-style-name="L3">
      <style:text-properties fo:color="#4c4c4c" fo:font-weight="normal" officeooo:rsid="0016487c" officeooo:paragraph-rsid="0016487c" style:font-weight-asian="normal" style:font-weight-complex="normal"/>
    </style:style>
    <style:style style:name="P58" style:family="paragraph" style:parent-style-name="Standard" style:list-style-name="L6">
      <style:text-properties fo:color="#4c4c4c" fo:font-weight="normal" officeooo:paragraph-rsid="002d2627" style:font-weight-asian="normal" style:font-weight-complex="normal"/>
    </style:style>
    <style:style style:name="P59" style:family="paragraph" style:parent-style-name="Standard" style:list-style-name="L6">
      <style:text-properties fo:color="#4c4c4c" officeooo:paragraph-rsid="002b26d7"/>
    </style:style>
    <style:style style:name="P60" style:family="paragraph" style:parent-style-name="Standard" style:list-style-name="L6">
      <style:text-properties fo:color="#4c4c4c" officeooo:paragraph-rsid="002d2627"/>
    </style:style>
    <style:style style:name="P61" style:family="paragraph" style:parent-style-name="Standard" style:list-style-name="L6">
      <style:text-properties fo:color="#4c4c4c" officeooo:rsid="00254459" officeooo:paragraph-rsid="002d2627"/>
    </style:style>
    <style:style style:name="P62" style:family="paragraph" style:parent-style-name="Standard" style:list-style-name="L2"/>
    <style:style style:name="P63" style:family="paragraph" style:parent-style-name="Standard" style:list-style-name="L2">
      <style:text-properties officeooo:paragraph-rsid="00204ea8"/>
    </style:style>
    <style:style style:name="P64" style:family="paragraph" style:parent-style-name="Standard" style:list-style-name="L3"/>
    <style:style style:name="P65" style:family="paragraph" style:parent-style-name="Standard" style:list-style-name="L3">
      <style:text-properties officeooo:paragraph-rsid="0020b026"/>
    </style:style>
    <style:style style:name="P66" style:family="paragraph" style:parent-style-name="Standard" style:list-style-name="L3">
      <style:text-properties officeooo:paragraph-rsid="0022133c"/>
    </style:style>
    <style:style style:name="P67" style:family="paragraph" style:parent-style-name="Standard" style:list-style-name="L6"/>
    <style:style style:name="P68" style:family="paragraph" style:parent-style-name="Text_20_body" style:list-style-name="L3">
      <style:text-properties fo:color="#4c4c4c" style:text-underline-style="none" officeooo:rsid="0016487c" officeooo:paragraph-rsid="0016487c"/>
    </style:style>
    <style:style style:name="P69" style:family="paragraph" style:parent-style-name="Text_20_body" style:list-style-name="L3">
      <style:text-properties fo:color="#4c4c4c" style:text-underline-style="none" officeooo:rsid="00140212" officeooo:paragraph-rsid="0016487c"/>
    </style:style>
    <style:style style:name="T1" style:family="text">
      <style:text-properties officeooo:rsid="000e277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0212"/>
    </style:style>
    <style:style style:name="T4" style:family="text">
      <style:text-properties fo:color="#4c4c4c"/>
    </style:style>
    <style:style style:name="T5" style:family="text">
      <style:text-properties fo:color="#4c4c4c" style:text-underline-style="none" fo:font-weight="normal" style:font-weight-asian="normal" style:font-weight-complex="normal"/>
    </style:style>
    <style:style style:name="T6" style:family="text">
      <style:text-properties fo:color="#4c4c4c" style:text-underline-style="none" fo:font-weight="normal" officeooo:rsid="00140212" style:font-weight-asian="normal" style:font-weight-complex="normal"/>
    </style:style>
    <style:style style:name="T7" style:family="text">
      <style:text-properties fo:color="#4c4c4c" fo:font-weight="normal" style:font-weight-asian="normal" style:font-weight-complex="normal"/>
    </style:style>
    <style:style style:name="T8" style:family="text">
      <style:text-properties fo:color="#4c4c4c" fo:font-weight="normal" officeooo:rsid="00146a66" style:font-weight-asian="normal" style:font-weight-complex="normal"/>
    </style:style>
    <style:style style:name="T9" style:family="text">
      <style:text-properties fo:color="#4c4c4c" fo:font-weight="normal" officeooo:rsid="0016487c" style:font-weight-asian="normal" style:font-weight-complex="normal"/>
    </style:style>
    <style:style style:name="T10" style:family="text">
      <style:text-properties fo:color="#4c4c4c" fo:font-weight="normal" officeooo:rsid="00204ea8" style:font-weight-asian="normal" style:font-weight-complex="normal"/>
    </style:style>
    <style:style style:name="T11" style:family="text">
      <style:text-properties fo:color="#4c4c4c" fo:font-weight="normal" officeooo:rsid="0020b026" style:font-weight-asian="normal" style:font-weight-complex="normal"/>
    </style:style>
    <style:style style:name="T12" style:family="text">
      <style:text-properties fo:color="#4c4c4c" fo:font-weight="normal" officeooo:rsid="0022133c" style:font-weight-asian="normal" style:font-weight-complex="normal"/>
    </style:style>
    <style:style style:name="T13" style:family="text">
      <style:text-properties fo:color="#4c4c4c" officeooo:rsid="00245309"/>
    </style:style>
    <style:style style:name="T14" style:family="text">
      <style:text-properties officeooo:rsid="0012256b"/>
    </style:style>
    <style:style style:name="T15" style:family="text">
      <style:text-properties officeooo:rsid="00130b0c"/>
    </style:style>
    <style:style style:name="T16" style:family="text">
      <style:text-properties officeooo:rsid="0014021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40212" style:font-weight-asian="normal" style:font-weight-complex="normal"/>
    </style:style>
    <style:style style:name="T19" style:family="text">
      <style:text-properties officeooo:rsid="00150722"/>
    </style:style>
    <style:style style:name="T20" style:family="text">
      <style:text-properties officeooo:rsid="001ac485"/>
    </style:style>
    <style:style style:name="T21" style:family="text">
      <style:text-properties officeooo:rsid="00207634"/>
    </style:style>
    <style:style style:name="T22" style:family="text">
      <style:text-properties officeooo:rsid="00245309"/>
    </style:style>
    <style:style style:name="T23" style:family="text">
      <style:text-properties officeooo:rsid="00254459"/>
    </style:style>
    <style:style style:name="T24" style:family="text">
      <style:text-properties officeooo:rsid="002659a2"/>
    </style:style>
    <style:style style:name="T25" style:family="text">
      <style:text-properties officeooo:rsid="002766a8"/>
    </style:style>
    <style:style style:name="T26" style:family="text">
      <style:text-properties officeooo:rsid="0027835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Title">Pyro Development List</text:p>
      <text:p text:style-name="Subtitle">(Roadmap will be created from this list)</text:p>
      <text:p text:style-name="P11">Submitted by</text:p>
      <text:p text:style-name="P11">Apollo Demetrious Sharpe, Sr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20"><text:a xlink:type="simple" xlink:href="#__RefHeading___Toc386_93331469" text:style-name="Index_20_Link" text:visited-style-name="Index_20_Link">Kernelspace<text:tab/>3</text:a></text:p>
          <text:p text:style-name="P13"><text:a xlink:type="simple" xlink:href="#__RefHeading___Toc388_93331469" text:style-name="Index_20_Link" text:visited-style-name="Index_20_Link">Kernel<text:tab/>3</text:a></text:p>
          <text:p text:style-name="P13"><text:a xlink:type="simple" xlink:href="#__RefHeading___Toc390_93331469" text:style-name="Index_20_Link" text:visited-style-name="Index_20_Link">Drivers<text:tab/>3</text:a></text:p>
          <text:p text:style-name="P13"><text:a xlink:type="simple" xlink:href="#__RefHeading___Toc392_93331469" text:style-name="Index_20_Link" text:visited-style-name="Index_20_Link">Busmanagers<text:tab/>3</text:a></text:p>
          <text:p text:style-name="P13"><text:a xlink:type="simple" xlink:href="#__RefHeading___Toc394_93331469" text:style-name="Index_20_Link" text:visited-style-name="Index_20_Link">Servicemanagers<text:tab/>3</text:a></text:p>
          <text:p text:style-name="P13"><text:a xlink:type="simple" xlink:href="#__RefHeading___Toc396_93331469" text:style-name="Index_20_Link" text:visited-style-name="Index_20_Link">Filesystems<text:tab/>3</text:a></text:p>
          <text:p text:style-name="P13"><text:a xlink:type="simple" xlink:href="#__RefHeading___Toc398_93331469" text:style-name="Index_20_Link" text:visited-style-name="Index_20_Link">Devices<text:tab/>4</text:a></text:p>
          <text:p text:style-name="P20"><text:a xlink:type="simple" xlink:href="#__RefHeading___Toc400_93331469" text:style-name="Index_20_Link" text:visited-style-name="Index_20_Link">Userspace<text:tab/>5</text:a></text:p>
          <text:p text:style-name="P13"><text:a xlink:type="simple" xlink:href="#__RefHeading___Toc402_93331469" text:style-name="Index_20_Link" text:visited-style-name="Index_20_Link">Init<text:tab/>5</text:a></text:p>
          <text:p text:style-name="P13"><text:a xlink:type="simple" xlink:href="#__RefHeading___Toc404_93331469" text:style-name="Index_20_Link" text:visited-style-name="Index_20_Link">Servers<text:tab/>5</text:a></text:p>
          <text:p text:style-name="P13"><text:a xlink:type="simple" xlink:href="#__RefHeading___Toc406_93331469" text:style-name="Index_20_Link" text:visited-style-name="Index_20_Link">Waiters<text:tab/>6</text:a></text:p>
          <text:p text:style-name="P13"><text:a xlink:type="simple" xlink:href="#__RefHeading___Toc408_93331469" text:style-name="Index_20_Link" text:visited-style-name="Index_20_Link">Libraries<text:tab/>6</text:a></text:p>
          <text:p text:style-name="P13"><text:a xlink:type="simple" xlink:href="#__RefHeading___Toc410_93331469" text:style-name="Index_20_Link" text:visited-style-name="Index_20_Link">Desktop<text:tab/>8</text:a></text:p>
          <text:p text:style-name="P13"><text:a xlink:type="simple" xlink:href="#__RefHeading___Toc412_93331469" text:style-name="Index_20_Link" text:visited-style-name="Index_20_Link">Applications<text:tab/>8</text:a></text:p>
          <text:p text:style-name="P20"><text:a xlink:type="simple" xlink:href="#__RefHeading___Toc414_93331469" text:style-name="Index_20_Link" text:visited-style-name="Index_20_Link">Bootloader<text:tab/>10</text:a></text:p>
          <text:p text:style-name="P13"><text:a xlink:type="simple" xlink:href="#__RefHeading___Toc416_93331469" text:style-name="Index_20_Link" text:visited-style-name="Index_20_Link">Grub<text:tab/>10</text:a></text:p>
          <text:p text:style-name="P20"><text:a xlink:type="simple" xlink:href="#__RefHeading___Toc1540_2095725399" text:style-name="Index_20_Link" text:visited-style-name="Index_20_Link">Directory Structure<text:tab/>11</text:a></text:p>
          <text:p text:style-name="P20"><text:a xlink:type="simple" xlink:href="#__RefHeading___Toc1542_2095725399" text:style-name="Index_20_Link" text:visited-style-name="Index_20_Link">Miscellaneous<text:tab/>12</text:a></text:p>
        </text:index-body>
      </text:table-of-content>
      <text:p text:style-name="P9"/>
      <text:h text:style-name="P17" text:outline-level="1"><text:bookmark-start text:name="__RefHeading___Toc386_93331469"/>Kernelspace<text:bookmark-end text:name="__RefHeading___Toc386_93331469"/></text:h>
      <text:h text:style-name="Heading_20_2" text:outline-level="2"><text:bookmark-start text:name="__RefHeading___Toc388_93331469"/>Kernel<text:bookmark-end text:name="__RefHeading___Toc388_93331469"/></text:h>
      <text:list xml:id="list5753742603603818498" text:style-name="L1">
        <text:list-item>
          <text:list>
            <text:list-item>
              <text:p text:style-name="P21"><text:span text:style-name="Strong_20_Emphasis"><text:span text:style-name="T8">Correctly</text:span></text:span><text:span text:style-name="Strong_20_Emphasis"><text:span text:style-name="T7"> identify </text:span></text:span><text:span text:style-name="Strong_20_Emphasis"><text:span text:style-name="T8">system</text:span></text:span><text:span text:style-name="Strong_20_Emphasis"><text:span text:style-name="T7"> as Pyro with the correct version number</text:span></text:span></text:p>
              <text:list>
                <text:list-item>
                  <text:p text:style-name="P22">This includes correctly implementing uname</text:p>
                </text:list-item>
              </text:list>
            </text:list-item>
            <text:list-item>
              <text:p text:style-name="P25">Add cpp support</text:p>
            </text:list-item>
            <text:list-item>
              <text:p text:style-name="P25">Add module support</text:p>
              <text:list>
                <text:list-item>
                  <text:p text:style-name="P27">Dynamic loading &amp; unloading</text:p>
                </text:list-item>
              </text:list>
            </text:list-item>
            <text:list-item>
              <text:p text:style-name="P25">Split out platform dependent code</text:p>
            </text:list-item>
            <text:list-item>
              <text:p text:style-name="P25">Add M:N virtual memory mapping</text:p>
            </text:list-item>
            <text:list-item>
              <text:p text:style-name="P25">Rebase drivers in cpp</text:p>
            </text:list-item>
            <text:list-item>
              <text:p text:style-name="P25">Add full vfs/vnode interface</text:p>
            </text:list-item>
            <text:list-item>
              <text:p text:style-name="P25">Add memory management driver support</text:p>
            </text:list-item>
            <text:list-item>
              <text:p text:style-name="P25">Add driver events</text:p>
            </text:list-item>
            <text:list-item>
              <text:p text:style-name="P25">Flesh out networking stack into a full subsystem</text:p>
            </text:list-item>
            <text:list-item>
              <text:p text:style-name="P25">Add IPv6 protocol</text:p>
            </text:list-item>
            <text:list-item>
              <text:p text:style-name="P25">Add wireless support</text:p>
            </text:list-item>
          </text:list>
        </text:list-item>
      </text:list>
      <text:p text:style-name="P2"/>
      <text:h text:style-name="Heading_20_2" text:outline-level="2"><text:bookmark-start text:name="__RefHeading___Toc390_93331469"/>Drivers<text:bookmark-end text:name="__RefHeading___Toc390_93331469"/></text:h>
      <text:list xml:id="list224535553094172" text:continue-numbering="true" text:style-name="L1">
        <text:list-item>
          <text:list>
            <text:list-item>
              <text:p text:style-name="P25">Rebase all on standard driver class with module support</text:p>
            </text:list-item>
          </text:list>
          <text:p text:style-name="P25"/>
        </text:list-item>
      </text:list>
      <text:h text:style-name="Heading_20_2" text:outline-level="2"><text:bookmark-start text:name="__RefHeading___Toc392_93331469"/><text:span text:style-name="T1">B</text:span>usmanagers<text:bookmark-end text:name="__RefHeading___Toc392_93331469"/></text:h>
      <text:list xml:id="list224535494088409" text:continue-numbering="true" text:style-name="L1">
        <text:list-item>
          <text:list>
            <text:list-item>
              <text:p text:style-name="P28">USB</text:p>
              <text:list>
                <text:list-item>
                  <text:p text:style-name="P26">Update usb stack to latest libusb</text:p>
                </text:list-item>
                <text:list-item>
                  <text:p text:style-name="P28">Create framework for userspace USB drivers (i.e. HID devices)</text:p>
                </text:list-item>
              </text:list>
            </text:list-item>
            <text:list-item>
              <text:p text:style-name="P25">Create i2c busmanager with driver plugins</text:p>
            </text:list-item>
            <text:list-item>
              <text:p text:style-name="P25">Create FireWire busmanager</text:p>
            </text:list-item>
            <text:list-item>
              <text:p text:style-name="P25">Create Bluetooth busmanager</text:p>
            </text:list-item>
            <text:list-item>
              <text:p text:style-name="P30">Modify PCI busmanager to reference PCI vendors &amp; IDs from a text file</text:p>
              <text:list>
                <text:list-item>
                  <text:p text:style-name="P30">Use file of IDs from <text:a xlink:type="simple" xlink:href="http://pci-ids.ucw.cz/" text:style-name="Internet_20_link" text:visited-style-name="Visited_20_Internet_20_Link">pci-ids.ucw.cz</text:a></text:p>
                </text:list-item>
                <text:list-item>
                  <text:p text:style-name="P30">Parse file into a more usable form</text:p>
                </text:list-item>
              </text:list>
            </text:list-item>
          </text:list>
          <text:p text:style-name="P25"/>
        </text:list-item>
      </text:list>
      <text:h text:style-name="Heading_20_2" text:outline-level="2"><text:bookmark-start text:name="__RefHeading___Toc394_93331469"/><text:span text:style-name="T1">S</text:span>ervicemanagers<text:bookmark-end text:name="__RefHeading___Toc394_93331469"/></text:h>
      <text:list xml:id="list224535383934507" text:continue-numbering="true" text:style-name="L1">
        <text:list-item>
          <text:list>
            <text:list-item>
              <text:p text:style-name="P25">Create DRM servicemanager</text:p>
            </text:list-item>
            <text:list-item>
              <text:p text:style-name="P25">Create OSS servicemanager</text:p>
            </text:list-item>
          </text:list>
          <text:p text:style-name="P25"/>
        </text:list-item>
      </text:list>
      <text:h text:style-name="Heading_20_2" text:outline-level="2"><text:bookmark-start text:name="__RefHeading___Toc396_93331469"/><text:span text:style-name="T1">F</text:span>ilesystems<text:bookmark-end text:name="__RefHeading___Toc396_93331469"/></text:h>
      <text:list xml:id="list224535077494313" text:continue-numbering="true" text:style-name="L1">
        <text:list-item>
          <text:list>
            <text:list-item>
              <text:p text:style-name="P25">Add UDF support (unify with CD-ROM support)</text:p>
            </text:list-item>
            <text:list-item>
              <text:p text:style-name="P25">Add support for tarballed filesystem (to allow applications to be stored as tarballs in the Applications directory)</text:p>
            </text:list-item>
            <text:list-item>
              <text:p text:style-name="P25"><text:soft-page-break/>Fix AFS bugs that cause whole partition to be unusable</text:p>
            </text:list-item>
            <text:list-item>
              <text:p text:style-name="P25">Increase formatable size of AFS drive past 128GB</text:p>
            </text:list-item>
            <text:list-item>
              <text:p text:style-name="P25">Port R<text:span text:style-name="T15">ei</text:span>ser<text:span text:style-name="T15">3 and/or Reiser4</text:span> filesystem</text:p>
            </text:list-item>
            <text:list-item>
              <text:p text:style-name="P25">Port XFS</text:p>
            </text:list-item>
            <text:list-item>
              <text:p text:style-name="P25">Port ZFS</text:p>
            </text:list-item>
          </text:list>
          <text:p text:style-name="P25"/>
        </text:list-item>
      </text:list>
      <text:h text:style-name="Heading_20_2" text:outline-level="2"><text:bookmark-start text:name="__RefHeading___Toc398_93331469"/><text:span text:style-name="T1">D</text:span>evices<text:bookmark-end text:name="__RefHeading___Toc398_93331469"/></text:h>
      <text:list xml:id="list224534918055839" text:continue-numbering="true" text:style-name="L1">
        <text:list-item>
          <text:list>
            <text:list-item>
              <text:p text:style-name="P25">Port OSS</text:p>
            </text:list-item>
            <text:list-item>
              <text:p text:style-name="P25">Port DRM (for 3D drivers)</text:p>
            </text:list-item>
            <text:list-item>
              <text:p text:style-name="P28">Factor USB HID driver into a plugin-based system with individual plugin for all types of HID devices</text:p>
            </text:list-item>
          </text:list>
          <text:p text:style-name="P25"/>
        </text:list-item>
      </text:list>
      <text:h text:style-name="P17" text:outline-level="1"><text:bookmark-start text:name="__RefHeading___Toc400_93331469"/>Userspace<text:bookmark-end text:name="__RefHeading___Toc400_93331469"/></text:h>
      <text:h text:style-name="Heading_20_2" text:outline-level="2"><text:bookmark-start text:name="__RefHeading___Toc402_93331469"/>Init<text:bookmark-end text:name="__RefHeading___Toc402_93331469"/></text:h>
      <text:list xml:id="list8615591130525590068" text:style-name="L2">
        <text:list-item>
          <text:list>
            <text:list-item>
              <text:p text:style-name="P62"><text:span text:style-name="Strong_20_Emphasis"><text:span text:style-name="T7">Update or replace init program</text:span></text:span></text:p>
              <text:list>
                <text:list-item>
                  <text:p text:style-name="P63"><text:span text:style-name="Strong_20_Emphasis"><text:span text:style-name="T10">Could possibly directly run the Servermanager &amp; start other programs via the Processserver</text:span></text:span>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04_93331469"/>Servers<text:bookmark-end text:name="__RefHeading___Toc404_93331469"/></text:h>
      <text:list xml:id="list6537664264846067467" text:style-name="L3">
        <text:list-item>
          <text:list>
            <text:list-item>
              <text:p text:style-name="P64"><text:span text:style-name="T5">Remove hard-coded icons </text:span><text:span text:style-name="T6">&amp;</text:span><text:span text:style-name="T5"> pointers from </text:span><text:span text:style-name="T6">all servers</text:span></text:p>
            </text:list-item>
            <text:list-item>
              <text:p text:style-name="P31">Servermanager</text:p>
              <text:list>
                <text:list-item>
                  <text:p text:style-name="P31">Server starting/stopping/restarting</text:p>
                </text:list-item>
                <text:list-item>
                  <text:p text:style-name="P31">Keep track of each server's port</text:p>
                </text:list-item>
                <text:list-item>
                  <text:p text:style-name="P31">Create standard server class</text:p>
                </text:list-item>
              </text:list>
              <text:p text:style-name="P31"/>
            </text:list-item>
            <text:list-item>
              <text:p text:style-name="P35">Registrar</text:p>
            </text:list-item>
            <text:list-item>
              <text:p text:style-name="P31"><text:span text:style-name="T21">Displayserver (was </text:span>Appserver<text:span text:style-name="T21">)</text:span></text:p>
              <text:list>
                <text:list-item>
                  <text:p text:style-name="P31">Rebase off of standard server class</text:p>
                </text:list-item>
                <text:list-item>
                  <text:p text:style-name="P31">Remove input drivers &amp; replace with pseudo-driver to accept input from inputserver</text:p>
                </text:list-item>
                <text:list-item>
                  <text:p text:style-name="P31">Use Cairo library for rendering to OpenGL textures</text:p>
                </text:list-item>
                <text:list-item>
                  <text:p text:style-name="P31">Use OpenGL to build composite images</text:p>
                </text:list-item>
                <text:list-item>
                  <text:p text:style-name="P31">Add full screen support as an alternative to windows</text:p>
                </text:list-item>
                <text:list-item>
                  <text:p text:style-name="P31">Split process management out into a separate process server</text:p>
                </text:list-item>
              </text:list>
              <text:p text:style-name="P31"/>
            </text:list-item>
            <text:list-item>
              <text:p text:style-name="P31">Processserver</text:p>
              <text:list>
                <text:list-item>
                  <text:p text:style-name="P31">Manage all processes, including servers &amp; waiters</text:p>
                </text:list-item>
              </text:list>
              <text:p text:style-name="P31"/>
            </text:list-item>
            <text:list-item>
              <text:p text:style-name="P31">Inputserver</text:p>
              <text:list>
                <text:list-item>
                  <text:p text:style-name="P31">Rebase off of standard server class</text:p>
                </text:list-item>
              </text:list>
              <text:p text:style-name="P31"/>
            </text:list-item>
            <text:list-item>
              <text:p text:style-name="P36">Printserver</text:p>
              <text:list>
                <text:list-item>
                  <text:p text:style-name="P36">Manages print queue</text:p>
                </text:list-item>
                <text:list-item>
                  <text:p text:style-name="P37">Manage print protocol<text:span text:style-name="T19">s</text:span> (via plugins)</text:p>
                </text:list-item>
                <text:list-item>
                  <text:p text:style-name="P36">Manage printing formats (via plugins)</text:p>
                </text:list-item>
              </text:list>
            </text:list-item>
          </text:list>
        </text:list-item>
      </text:list>
      <text:p text:style-name="P5"/>
      <text:list xml:id="list224535335244357" text:continue-numbering="true" text:style-name="L3">
        <text:list-item>
          <text:list>
            <text:list-item>
              <text:p text:style-name="P31">Mediaserver</text:p>
              <text:list>
                <text:list-item>
                  <text:p text:style-name="P31">Rebase off of standard server class</text:p>
                </text:list-item>
                <text:list-item>
                  <text:p text:style-name="P29">Design new architecture</text:p>
                  <text:list>
                    <text:list-item>
                      <text:p text:style-name="P29">Could possibly use the rewrite done by Vanders as the basis</text:p>
                    </text:list-item>
                  </text:list>
                </text:list-item>
                <text:list-item>
                  <text:p text:style-name="P31">Add OpenAL driver</text:p>
                </text:list-item>
                <text:list-item>
                  <text:p text:style-name="P31">Add support for a "direct to OpenAL" channel</text:p>
                </text:list-item>
              </text:list>
              <text:p text:style-name="P31"/>
            </text:list-item>
            <text:list-item>
              <text:p text:style-name="P31">Volumeserver(LVM)</text:p>
              <text:list>
                <text:list-item>
                  <text:p text:style-name="P31">Rebase off of standard server class</text:p>
                </text:list-item>
                <text:list-item>
                  <text:p text:style-name="P31">Add auto-mounting support</text:p>
                </text:list-item>
              </text:list>
            </text:list-item>
          </text:list>
        </text:list-item>
      </text:list>
      <text:p text:style-name="P2"/>
      <text:list xml:id="list224534001299522" text:continue-numbering="true" text:style-name="L3">
        <text:list-item>
          <text:list>
            <text:list-item>
              <text:p text:style-name="P38">Daemonserver</text:p>
              <text:list>
                <text:list-item>
                  <text:p text:style-name="P52"><text:soft-page-break/>Binaries go into: /system/extentions/services/</text:p>
                  <text:list>
                    <text:list-item>
                      <text:p text:style-name="P52">/system/services/SERVICENAME/start</text:p>
                      <text:list>
                        <text:list-item>
                          <text:p text:style-name="P52">When a service is launched, it doesn't do anything, untill it's told to "start".</text:p>
                        </text:list-item>
                      </text:list>
                    </text:list-item>
                    <text:list-item>
                      <text:p text:style-name="P52">/system/services/SERVICENAME/stop</text:p>
                      <text:list>
                        <text:list-item>
                          <text:p text:style-name="P52">A service can be told to "stop" doing whatever it's doing, but will still be running.</text:p>
                        </text:list-item>
                      </text:list>
                    </text:list-item>
                    <text:list-item>
                      <text:p text:style-name="P52">/system/services/SERVICENAME/restart</text:p>
                      <text:list>
                        <text:list-item>
                          <text:p text:style-name="P52">A "restart" should "terminate", launch, and "start" the service.</text:p>
                        </text:list-item>
                      </text:list>
                    </text:list-item>
                    <text:list-item>
                      <text:p text:style-name="P52">/system/services/SERVICENAME/terminate</text:p>
                      <text:list>
                        <text:list-item>
                          <text:p text:style-name="P52">To stop a service completely, it should be told to "terminate".</text:p>
                        </text:list-item>
                      </text:list>
                    </text:list-item>
                    <text:list-item>
                      <text:p text:style-name="P52">/system/services/SERVICENAME/pause</text:p>
                      <text:list>
                        <text:list-item>
                          <text:p text:style-name="P52">In some services it may be pratical to support "pause", instead of having to call "stop" and "start".</text:p>
                        </text:list-item>
                      </text:list>
                    </text:list-item>
                    <text:list-item>
                      <text:p text:style-name="P52">/system/services/SERVICENAME/configure</text:p>
                      <text:list>
                        <text:list-item>
                          <text:p text:style-name="P52">The service should show a configuration window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1"/>
        </text:list-item>
      </text:list>
      <text:h text:style-name="Heading_20_2" text:outline-level="2"><text:bookmark-start text:name="__RefHeading___Toc406_93331469"/>Waiters<text:bookmark-end text:name="__RefHeading___Toc406_93331469"/></text:h>
      <text:list xml:id="list224533922492751" text:continue-numbering="true" text:style-name="L3">
        <text:list-item>
          <text:list>
            <text:list-item>
              <text:p text:style-name="P31">Screensaver</text:p>
            </text:list-item>
          </text:list>
          <text:p text:style-name="P31"/>
        </text:list-item>
      </text:list>
      <text:h text:style-name="Heading_20_2" text:outline-level="2"><text:bookmark-start text:name="__RefHeading___Toc408_93331469"/>Libraries<text:bookmark-end text:name="__RefHeading___Toc408_93331469"/></text:h>
      <text:list xml:id="list224535029630657" text:continue-numbering="true" text:style-name="L3">
        <text:list-item>
          <text:list>
            <text:list-item>
              <text:p text:style-name="P32"><text:span text:style-name="T17">Remove hard-coded icons </text:span><text:span text:style-name="T18">&amp;</text:span><text:span text:style-name="T17"> pointers from </text:span><text:span text:style-name="T18">all libraries</text:span></text:p>
            </text:list-item>
            <text:list-item>
              <text:p text:style-name="P31">libpyro</text:p>
              <text:list>
                <text:list-item>
                  <text:p text:style-name="P31">Add reloading ability to bitmap class</text:p>
                </text:list-item>
                <text:list-item>
                  <text:p text:style-name="P31">Add theme (decor, icons, fonts, cursors) support</text:p>
                </text:list-item>
                <text:list-item>
                  <text:p text:style-name="P31">Add xml support for settings files</text:p>
                </text:list-item>
                <text:list-item>
                  <text:p text:style-name="P31">Add scalable icon support (maybe SVG or our own format)</text:p>
                </text:list-item>
                <text:list-item>
                  <text:p text:style-name="P39">Add tooltips support</text:p>
                </text:list-item>
                <text:list-item>
                  <text:p text:style-name="P39">Add splash screen support</text:p>
                </text:list-item>
                <text:list-item>
                  <text:p text:style-name="P40">Add GetWeek() to os::DateTime</text:p>
                </text:list-item>
                <text:list-item>
                  <text:p text:style-name="P40">Add more gui elements</text:p>
                  <text:list>
                    <text:list-item>
                      <text:p text:style-name="P40">Base these on DropdownMenus</text:p>
                      <text:list>
                        <text:list-item>
                          <text:p text:style-name="P40">ListBox</text:p>
                        </text:list-item>
                        <text:list-item>
                          <text:p text:style-name="P40">DropDownList</text:p>
                        </text:list-item>
                        <text:list-item>
                          <text:p text:style-name="P40">ComboBox</text:p>
                        </text:list-item>
                      </text:list>
                    </text:list-item>
                  </text:list>
                </text:list-item>
                <text:list-item>
                  <text:p text:style-name="P40">Modify DropdownMenu's behavior</text:p>
                  <text:list>
                    <text:list-item>
                      <text:p text:style-name="P38">Change DropdownMenu so it's activated no matter where you click. Now, you have to click on the arrow on the right.</text:p>
                    </text:list-item>
                  </text:list>
                </text:list-item>
                <text:list-item>
                  <text:p text:style-name="P40">Double clicking on text should select it</text:p>
                </text:list-item>
                <text:list-item>
                  <text:p text:style-name="P40">Add timezone support</text:p>
                </text:list-item>
                <text:list-item>
                  <text:p text:style-name="P42">Tabview needs context menu on tabs</text:p>
                </text:list-item>
                <text:list-item>
                  <text:p text:style-name="P42">Tabview needs optional close icon on tabs</text:p>
                </text:list-item>
                <text:list-item>
                  <text:p text:style-name="P42">Tabview needs to optionally display tabs along the bottom of view</text:p>
                </text:list-item>
                <text:list-item>
                  <text:p text:style-name="P44">Rewrite Treeview as it's own c lass</text:p>
                  <text:list>
                    <text:list-item>
                      <text:p text:style-name="P44">Maybe as a list of Listviews</text:p>
                    </text:list-item>
                  </text:list>
                </text:list-item>
                <text:list-item>
                  <text:p text:style-name="P52">Implement proper multi-select for Listview &amp; Treeview</text:p>
                  <text:list>
                    <text:list-item>
                      <text:p text:style-name="P43">holding shift or ctrl while selecting process should also select all of its threads</text:p>
                    </text:list-item>
                    <text:list-item>
                      <text:p text:style-name="P52"><text:soft-page-break/>holding shift while selecting multiple threads selects all of the threads between the first &amp; last threads selected, inclusively</text:p>
                    </text:list-item>
                    <text:list-item>
                      <text:p text:style-name="P52">holding ctrl while selecting multiple threads selects all of those threads simultaneously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224534395495698" text:continue-numbering="true" text:style-name="L3">
        <text:list-item>
          <text:list>
            <text:list-item>
              <text:p text:style-name="P31">libcommon</text:p>
              <text:list>
                <text:list-item>
                  <text:p text:style-name="P45">TBD</text:p>
                </text:list-item>
              </text:list>
            </text:list-item>
            <text:list-item>
              <text:p text:style-name="P46">libinput</text:p>
              <text:list>
                <text:list-item>
                  <text:p text:style-name="P47">API for connecting to Inputserver as a client</text:p>
                </text:list-item>
                <text:list-item>
                  <text:p text:style-name="P29">Create joystick/gamepad framework as a plugin</text:p>
                </text:list-item>
              </text:list>
            </text:list-item>
            <text:list-item>
              <text:p text:style-name="P46">libmedia</text:p>
              <text:list>
                <text:list-item>
                  <text:p text:style-name="P45">API for new Mediaserver</text:p>
                </text:list-item>
              </text:list>
            </text:list-item>
            <text:list-item>
              <text:p text:style-name="P46">libstorage</text:p>
              <text:list>
                <text:list-item>
                  <text:p text:style-name="P46">Control interface for Volumeserver</text:p>
                </text:list-item>
                <text:list-item>
                  <text:p text:style-name="P46">Contains disk management API</text:p>
                </text:list-item>
                <text:list-item>
                  <text:p text:style-name="P52">Contains partition management API</text:p>
                </text:list-item>
                <text:list-item>
                  <text:p text:style-name="P52">Contains volume management API</text:p>
                </text:list-item>
              </text:list>
            </text:list-item>
          </text:list>
        </text:list-item>
      </text:list>
      <text:p text:style-name="P1"/>
      <text:list xml:id="list224535407031886" text:continue-numbering="true" text:style-name="L3">
        <text:list-item>
          <text:list>
            <text:list-item>
              <text:p text:style-name="P52">libprint</text:p>
              <text:list>
                <text:list-item>
                  <text:p text:style-name="P52">Printing API for integrated printing support</text:p>
                </text:list-item>
              </text:list>
              <text:p text:style-name="P52"/>
            </text:list-item>
            <text:list-item>
              <text:p text:style-name="P52">libGL</text:p>
              <text:list>
                <text:list-item>
                  <text:p text:style-name="P52">Port Mesa3d &amp; Gallium3d</text:p>
                </text:list-item>
                <text:list-item>
                  <text:p text:style-name="P53">Create plugin architecture for to allow libGL to dispatch to multiple OpenGL implementations</text:p>
                </text:list-item>
              </text:list>
              <text:p text:style-name="P52"/>
            </text:list-item>
            <text:list-item>
              <text:p text:style-name="P31">libAL</text:p>
              <text:list>
                <text:list-item>
                  <text:p text:style-name="P33">Add interface to OSS drivers</text:p>
                </text:list-item>
                <text:list-item>
                  <text:p text:style-name="P48">Create plugin architecture for to allow libAL to dispatch to multiple Open<text:span text:style-name="T20">A</text:span>L implementations</text:p>
                </text:list-item>
              </text:list>
            </text:list-item>
          </text:list>
        </text:list-item>
      </text:list>
      <text:p text:style-name="P2"/>
      <text:list xml:id="list224534757996305" text:continue-numbering="true" text:style-name="L3">
        <text:list-item>
          <text:list>
            <text:list-item>
              <text:p text:style-name="P49">libSDL</text:p>
              <text:list>
                <text:list-item>
                  <text:p text:style-name="P64"><text:span text:style-name="Strong_20_Emphasis"><text:span text:style-name="T7">Update SDL to support updated media capabilities of Pyro</text:span></text:span><text:span text:style-name="T4"> </text:span></text:p>
                </text:list-item>
              </text:list>
            </text:list-item>
          </text:list>
          <text:p text:style-name="P68"/>
          <text:list text:continue-numbering="true">
            <text:list-item>
              <text:p text:style-name="P31">Frameworks <text:span text:style-name="T16">(specialized libraries)</text:span></text:p>
              <text:list>
                <text:list-item>
                  <text:p text:style-name="P31">file requester dialog</text:p>
                </text:list-item>
                <text:list-item>
                  <text:p text:style-name="P31">file access menubar</text:p>
                </text:list-item>
                <text:list-item>
                  <text:p text:style-name="P31">editing menubar</text:p>
                </text:list-item>
                <text:list-item>
                  <text:p text:style-name="P34">file browser view</text:p>
                  <text:list>
                    <text:list-item>
                      <text:p text:style-name="P64"><text:span text:style-name="Strong_20_Emphasis"><text:span text:style-name="T7">Boot drive should always be listed first in file manager</text:span></text:span> </text:p>
                    </text:list-item>
                  </text:list>
                </text:list-item>
                <text:list-item>
                  <text:p text:style-name="P31">volume view</text:p>
                  <text:list>
                    <text:list-item>
                      <text:p text:style-name="P31">Based on Volumeserver <text:span text:style-name="T14">(via libstorage)</text:span></text:p>
                    </text:list-item>
                  </text:list>
                </text:list-item>
                <text:list-item>
                  <text:p text:style-name="P50">button bars</text:p>
                  <text:list>
                    <text:list-item>
                      <text:p text:style-name="P50">Standard buttons should always be in a consistent order</text:p>
                      <text:list>
                        <text:list-item>
                          <text:p text:style-name="P50">OK , Cancel, Close, etc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h text:style-name="Heading_20_2" text:outline-level="2"><text:bookmark-start text:name="__RefHeading___Toc410_93331469"/><text:soft-page-break/>Desktop<text:bookmark-end text:name="__RefHeading___Toc410_93331469"/></text:h>
      <text:list xml:id="list2753728694539291969" text:style-name="L4">
        <text:list-item>
          <text:list>
            <text:list-item>
              <text:p text:style-name="P54">Modify or replace current desktop</text:p>
            </text:list-item>
            <text:list-item>
              <text:p text:style-name="P54">Needs to be more integrated</text:p>
            </text:list-item>
            <text:list-item>
              <text:p text:style-name="P54">Needs to present a cohesive experience</text:p>
            </text:list-item>
            <text:list-item>
              <text:p text:style-name="P54">Needs to be consistent</text:p>
            </text:list-item>
          </text:list>
        </text:list-item>
      </text:list>
      <text:p text:style-name="P1"/>
      <text:h text:style-name="Heading_20_2" text:outline-level="2"><text:bookmark-start text:name="__RefHeading___Toc412_93331469"/>Applications<text:bookmark-end text:name="__RefHeading___Toc412_93331469"/></text:h>
      <text:list xml:id="list224535451778938" text:continue-list="list224534757996305" text:style-name="L3">
        <text:list-item>
          <text:list>
            <text:list-item>
              <text:p text:style-name="P31">Installer</text:p>
              <text:list>
                <text:list-item>
                  <text:p text:style-name="P31">GUI based</text:p>
                </text:list-item>
                <text:list-item>
                  <text:p text:style-name="P31">Based on views obtained from various frameworks</text:p>
                </text:list-item>
                <text:list-item>
                  <text:p text:style-name="P39">Can be used to install whole OS &amp; portions of the OS</text:p>
                </text:list-item>
              </text:list>
              <text:p text:style-name="P31"/>
            </text:list-item>
            <text:list-item>
              <text:p text:style-name="P65"><text:span text:style-name="Strong_20_Emphasis"><text:span text:style-name="T11">Preferences</text:span></text:span></text:p>
              <text:list>
                <text:list-item>
                  <text:p text:style-name="P65"><text:span text:style-name="Strong_20_Emphasis"><text:span text:style-name="T11">Create actual Preferences applications</text:span></text:span></text:p>
                  <text:list>
                    <text:list-item>
                      <text:p text:style-name="P65"><text:span text:style-name="Strong_20_Emphasis"><text:span text:style-name="T11">Preferences for specific elements of the OS will be implemented as plugins</text:span></text:span></text:p>
                    </text:list-item>
                    <text:list-item>
                      <text:p text:style-name="P65"><text:span text:style-name="Strong_20_Emphasis"><text:span text:style-name="T11">Consistant look &amp; feel for all preference plugins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Strong_20_Emphasis"><text:span text:style-name="T11"/></text:span></text:p>
      <text:list xml:id="list224535342560554" text:continue-numbering="true" text:style-name="L3">
        <text:list-item>
          <text:list>
            <text:list-item>
              <text:p text:style-name="P64"><text:span text:style-name="Strong_20_Emphasis"><text:span text:style-name="T7">EFileBrowser</text:span></text:span></text:p>
              <text:list>
                <text:list-item>
                  <text:p text:style-name="P31"><text:span text:style-name="T19">Reb</text:span>ase on views obtained from various frameworks</text:p>
                </text:list-item>
              </text:list>
            </text:list-item>
          </text:list>
        </text:list-item>
      </text:list>
      <text:p text:style-name="P4"/>
      <text:list xml:id="list224535522437175" text:continue-numbering="true" text:style-name="L3">
        <text:list-item>
          <text:list>
            <text:list-item>
              <text:p text:style-name="P46">Disk Tools</text:p>
              <text:list>
                <text:list-item>
                  <text:p text:style-name="P46">Based on libstorage</text:p>
                </text:list-item>
                <text:list-item>
                  <text:p text:style-name="P52">Formatting, resizing, partitioning, etc.</text:p>
                </text:list-item>
                <text:list-item>
                  <text:p text:style-name="P55">Mounting/unmounting drives (manually or automatically)</text:p>
                </text:list-item>
              </text:list>
              <text:p text:style-name="P31"/>
            </text:list-item>
            <text:list-item>
              <text:p text:style-name="P49">CD/DVD Tools</text:p>
              <text:list>
                <text:list-item>
                  <text:p text:style-name="P64"><text:span text:style-name="Strong_20_Emphasis"><text:span text:style-name="T7">Replace cdrtools with cdrkit</text:span></text:span></text:p>
                </text:list-item>
              </text:list>
              <text:p text:style-name="P31"/>
            </text:list-item>
            <text:list-item>
              <text:p text:style-name="P31">Process Manager</text:p>
              <text:list>
                <text:list-item>
                  <text:p text:style-name="P31">Show processes &amp; threads in treeview </text:p>
                </text:list-item>
              </text:list>
              <text:p text:style-name="P31"/>
            </text:list-item>
            <text:list-item>
              <text:p text:style-name="P31">Profiler</text:p>
              <text:p text:style-name="P31"/>
            </text:list-item>
            <text:list-item>
              <text:p text:style-name="P31">Device Manager</text:p>
              <text:list>
                <text:list-item>
                  <text:p text:style-name="P31">Add detailed view for each device</text:p>
                </text:list-item>
              </text:list>
              <text:p text:style-name="P31"/>
            </text:list-item>
            <text:list-item>
              <text:p text:style-name="P31">Web browser</text:p>
              <text:list>
                <text:list-item>
                  <text:p text:style-name="P31">Port Netsurf or WebKit</text:p>
                </text:list-item>
              </text:list>
            </text:list-item>
          </text:list>
        </text:list-item>
      </text:list>
      <text:p text:style-name="P2"/>
      <text:list xml:id="list224533913495174" text:continue-numbering="true" text:style-name="L3">
        <text:list-item>
          <text:list>
            <text:list-item>
              <text:p text:style-name="P42">AView/ImageViewer</text:p>
              <text:list>
                <text:list-item>
                  <text:p text:style-name="P69">Replace AView, with Jonas' much more advanced ImageViewer.</text:p>
                </text:list-item>
              </text:list>
            </text:list-item>
            <text:list-item>
              <text:p text:style-name="P64"><text:span text:style-name="Strong_20_Emphasis"><text:span text:style-name="T9">M</text:span></text:span><text:span text:style-name="Strong_20_Emphasis"><text:span text:style-name="T7">ultimedia manager/player</text:span></text:span></text:p>
              <text:list>
                <text:list-item>
                  <text:p text:style-name="P64"><text:span text:style-name="Strong_20_Emphasis"><text:span text:style-name="T12">Create a</text:span></text:span><text:span text:style-name="Strong_20_Emphasis"><text:span text:style-name="T9"> replacment for Coldfish</text:span></text:span></text:p>
                </text:list-item>
                <text:list-item>
                  <text:p text:style-name="P66"><text:span text:style-name="Strong_20_Emphasis"><text:span text:style-name="T12">Port VLC</text:span></text:span></text:p>
                </text:list-item>
              </text:list>
              <text:p text:style-name="P64"><text:span text:style-name="Strong_20_Emphasis"><text:span text:style-name="T7"/></text:span></text:p>
            </text:list-item>
            <text:list-item>
              <text:p text:style-name="P64"><text:span text:style-name="Strong_20_Emphasis"><text:span text:style-name="T7">Archiver</text:span></text:span></text:p>
              <text:list>
                <text:list-item>
                  <text:p text:style-name="P56"><text:soft-page-break/>A new version of Archiver</text:p>
                </text:list-item>
              </text:list>
              <text:p text:style-name="P64"><text:span text:style-name="Strong_20_Emphasis"><text:span text:style-name="T7"/></text:span></text:p>
            </text:list-item>
            <text:list-item>
              <text:p text:style-name="P64"><text:span text:style-name="Strong_20_Emphasis"><text:span text:style-name="T7">Downloader</text:span></text:span></text:p>
              <text:list>
                <text:list-item>
                  <text:p text:style-name="P23">A downloader app that will use "wget"</text:p>
                </text:list-item>
              </text:list>
            </text:list-item>
          </text:list>
        </text:list-item>
      </text:list>
      <text:p text:style-name="P6"/>
      <text:list xml:id="list224535339136834" text:continue-numbering="true" text:style-name="L3">
        <text:list-item>
          <text:list>
            <text:list-item>
              <text:p text:style-name="P57"><text:span text:style-name="T3">I</text:span><text:span text:style-name="T2">DE</text:span></text:p>
              <text:list>
                <text:list-item>
                  <text:p text:style-name="P24">Port Code::Blocks</text:p>
                </text:list-item>
                <text:list-item>
                  <text:p text:style-name="P24">Finish Brisingr</text:p>
                </text:list-item>
              </text:list>
            </text:list-item>
          </text:list>
        </text:list-item>
      </text:list>
      <text:h text:style-name="P18" text:outline-level="1"><text:bookmark-start text:name="__RefHeading___Toc414_93331469"/>Bootloader<text:bookmark-end text:name="__RefHeading___Toc414_93331469"/></text:h>
      <text:h text:style-name="P14" text:outline-level="2"><text:bookmark-start text:name="__RefHeading___Toc416_93331469"/>Grub<text:bookmark-end text:name="__RefHeading___Toc416_93331469"/></text:h>
      <text:list xml:id="list8626880530466315443" text:style-name="L5">
        <text:list-item>
          <text:list>
            <text:list-item>
              <text:p text:style-name="P51">Upgrade to grub2</text:p>
            </text:list-item>
          </text:list>
        </text:list-item>
      </text:list>
      <text:p text:style-name="P3"/>
      <text:h text:style-name="P19" text:outline-level="1"><text:bookmark-start text:name="__RefHeading___Toc1540_2095725399"/>Directory Structure<text:bookmark-end text:name="__RefHeading___Toc1540_2095725399"/></text:h>
      <text:list xml:id="list5874659028684961324" text:style-name="L6">
        <text:list-item>
          <text:list>
            <text:list-item>
              <text:p text:style-name="P60">Define all of the primary directories and their uses</text:p>
              <text:list>
                <text:list-item>
                  <text:p text:style-name="P60">/ <text:span text:style-name="T22">–</text:span> <text:s/><text:span text:style-name="T22">root</text:span></text:p>
                </text:list-item>
                <text:list-item>
                  <text:p text:style-name="P60">/<text:span text:style-name="T22">Applications – applications directories (or tarball_fs files)</text:span></text:p>
                </text:list-item>
                <text:list-item>
                  <text:p text:style-name="P60">/<text:span text:style-name="T22">boot – bootloader</text:span></text:p>
                </text:list-item>
                <text:list-item>
                  <text:p text:style-name="P60">/<text:span text:style-name="T24">dev – dynamically created directory structure for loaded device drivers</text:span></text:p>
                </text:list-item>
                <text:list-item>
                  <text:p text:style-name="P60">/<text:span text:style-name="T23">development – (optional) support for development environment</text:span></text:p>
                  <text:list>
                    <text:list-item>
                      <text:p text:style-name="P60">/<text:span text:style-name="T23">development/include – headers</text:span></text:p>
                    </text:list-item>
                    <text:list-item>
                      <text:p text:style-name="P60">/<text:span text:style-name="T23">development/lib – dynamic libraries</text:span></text:p>
                    </text:list-item>
                    <text:list-item>
                      <text:p text:style-name="P60">/<text:span text:style-name="T23">development/scripts – scripts</text:span></text:p>
                    </text:list-item>
                  </text:list>
                </text:list-item>
                <text:list-item>
                  <text:p text:style-name="P60">/<text:span text:style-name="T22">etc – link to /posix/etc</text:span></text:p>
                </text:list-item>
                <text:list-item>
                  <text:p text:style-name="P60">/<text:span text:style-name="T22">home – home directories for users</text:span></text:p>
                  <text:list>
                    <text:list-item>
                      <text:p text:style-name="P60">/<text:span text:style-name="T23">home/template – default template for user profile directory</text:span></text:p>
                    </text:list-item>
                  </text:list>
                </text:list-item>
                <text:list-item>
                  <text:p text:style-name="P60">/<text:span text:style-name="T23">posix – posix support</text:span></text:p>
                  <text:list>
                    <text:list-item>
                      <text:p text:style-name="P60">/<text:span text:style-name="T23">posix/etc – posix configuration files</text:span></text:p>
                    </text:list-item>
                    <text:list-item>
                      <text:p text:style-name="P60">/<text:span text:style-name="T23">posix/usr – posix files</text:span></text:p>
                    </text:list-item>
                  </text:list>
                </text:list-item>
                <text:list-item>
                  <text:p text:style-name="P60">/<text:span text:style-name="T22">system – OS</text:span></text:p>
                  <text:list>
                    <text:list-item>
                      <text:p text:style-name="P60">/<text:span text:style-name="T23">system/config –</text:span></text:p>
                    </text:list-item>
                    <text:list-item>
                      <text:p text:style-name="P58">/<text:span text:style-name="T23">system/devices –</text:span></text:p>
                    </text:list-item>
                    <text:list-item>
                      <text:p text:style-name="P58">/<text:span text:style-name="T23">system/daemons –</text:span></text:p>
                    </text:list-item>
                    <text:list-item>
                      <text:p text:style-name="P58">/<text:span text:style-name="T23">system/extensions –</text:span></text:p>
                      <text:list>
                        <text:list-item>
                          <text:p text:style-name="P60">/<text:span text:style-name="T23">system/themes –</text:span></text:p>
                        </text:list-item>
                      </text:list>
                    </text:list-item>
                    <text:list-item>
                      <text:p text:style-name="P60">/<text:span text:style-name="T24">system/icons - </text:span></text:p>
                    </text:list-item>
                    <text:list-item>
                      <text:p text:style-name="P60">/<text:span text:style-name="T24">system/fonts -</text:span></text:p>
                    </text:list-item>
                    <text:list-item>
                      <text:p text:style-name="P60">/<text:span text:style-name="T23">system/kernel –</text:span></text:p>
                    </text:list-item>
                    <text:list-item>
                      <text:p text:style-name="P61">/system/lib<text:span text:style-name="T24">raries</text:span> <text:span text:style-name="T22">–</text:span></text:p>
                    </text:list-item>
                    <text:list-item>
                      <text:p text:style-name="P61">/system/<text:span text:style-name="T26">servers</text:span> <text:span text:style-name="T22">–</text:span></text:p>
                    </text:list-item>
                    <text:list-item>
                      <text:p text:style-name="P61">/system/<text:span text:style-name="T25">utilities</text:span> <text:span text:style-name="T22">–</text:span></text:p>
                    </text:list-item>
                    <text:list-item>
                      <text:p text:style-name="P61">/system/<text:span text:style-name="T26">waitors</text:span> <text:span text:style-name="T22">–</text:span></text:p>
                    </text:list-item>
                    <text:list-item>
                      <text:p text:style-name="P67"><text:bookmark-start text:name="__RefHeading___Toc418_93331469"/><text:span text:style-name="T4">/</text:span><text:span text:style-name="T13">usr – link to /posix/usr</text:span><text:bookmark-end text:name="__RefHeading___Toc418_93331469"/></text:p>
                    </text:list-item>
                  </text:list>
                </text:list-item>
              </text:list>
            </text:list-item>
          </text:list>
        </text:list-item>
      </text:list>
      <text:h text:style-name="P16" text:outline-level="1"><text:span text:style-name="T13"/></text:h>
      <text:h text:style-name="P19" text:outline-level="1"><text:bookmark-start text:name="__RefHeading___Toc1542_2095725399"/>Miscellaneous<text:bookmark-end text:name="__RefHeading___Toc1542_2095725399"/></text:h>
      <text:list xml:id="list224535140936453" text:continue-numbering="true" text:style-name="L6">
        <text:list-item>
          <text:p text:style-name="P41">Documentation</text:p>
          <text:list>
            <text:list-item>
              <text:p text:style-name="P41">All system code needs to be documented with doxygen</text:p>
            </text:list-item>
            <text:list-item>
              <text:p text:style-name="P41">Build scripts need to build full documentation while building whole OS for distribution</text:p>
            </text:list-item>
          </text:list>
          <text:p text:style-name="P67"><text:span text:style-name="Strong_20_Emphasis"><text:span text:style-name="T7"/></text:span></text:p>
        </text:list-item>
        <text:list-item>
          <text:p text:style-name="P67"><text:span text:style-name="Strong_20_Emphasis"><text:span text:style-name="T7">Move all servers to /system/servers/</text:span></text:span><text:span text:style-name="T4"> </text:span></text:p>
        </text:list-item>
        <text:list-item>
          <text:p text:style-name="P67"><text:span text:style-name="Strong_20_Emphasis"><text:span text:style-name="T7">Reorganize system headers</text:span></text:span><text:span text:style-name="T4"> </text:span></text:p>
          <text:list>
            <text:list-item>
              <text:p text:style-name="P59">Kernel headers aren't necessarily the same as os headers; kernel headers need their own directory <text:span text:style-name="T16">separate</text:span> from os headers.</text:p>
            </text:list-item>
          </text:list>
        </text:list-item>
      </text:list>
      <text:h text:style-name="P1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fo:color="#4c4c4c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1:10:30.588000000</meta:creation-date>
    <dc:date>2016-04-28T22:45:33.249000000</dc:date>
    <meta:editing-duration>P2DT6H3M10S</meta:editing-duration>
    <meta:editing-cycles>29</meta:editing-cycles>
    <meta:generator>LibreOffice/4.4.4.3$Windows_x86 LibreOffice_project/2c39ebcf046445232b798108aa8a7e7d89552ea8</meta:generator>
    <meta:document-statistic meta:table-count="0" meta:image-count="0" meta:object-count="0" meta:page-count="12" meta:paragraph-count="283" meta:word-count="1395" meta:character-count="8142" meta:non-whitespace-character-count="7215"/>
  </office:meta>
</office:document-meta>
</file>